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3">
      <style:table-cell-properties fo:border="thin solid #000000" style:vertical-align="automatic" fo:background-color="#D8D8D8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9)),ISBLANK(B9)))" style:apply-style-name="cf1" style:base-cell-address="Data_Sheet.B9"/>
      <style:map style:condition="is-true-formula(msoxl:AND(NOT(ISBLANK($A10)),ISBLANK(B10)))" style:apply-style-name="cf1" style:base-cell-address="Data_Sheet.B10"/>
      <style:map style:condition="is-true-formula(msoxl:AND(NOT(ISBLANK($A10)),ISBLANK(B10)))" style:apply-style-name="cf1" style:base-cell-address="Data_Sheet.B10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9)),ISBLANK(C9)))" style:apply-style-name="cf1" style:base-cell-address="Data_Sheet.C9"/>
      <style:map style:condition="is-true-formula(msoxl:AND(NOT(ISBLANK(A9)),ISBLANK(C9)))" style:apply-style-name="cf1" style:base-cell-address="Data_Sheet.C9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0)),ISBLANK(C10)))" style:apply-style-name="cf1" style:base-cell-address="Data_Sheet.C10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</style:style>
    <style:style style:name="ce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F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</style:style>
    <style:style style:name="ce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F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H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</style:style>
    <style:style style:name="ce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J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</style:style>
    <style:style style:name="ce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L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N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9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9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1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</style:style>
    <style:style style:name="ce1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</style:style>
    <style:style style:name="ce1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P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</style:style>
    <style:style style:name="ce11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11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12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12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12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12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1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1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1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1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1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</style:style>
    <style:style style:name="ce1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1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1" style:base-cell-address="Data_Sheet.W7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1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1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</style:style>
    <style:style style:name="ce1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1" style:base-cell-address="Data_Sheet.V7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16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9)),ISBLANK(AC9)))" style:apply-style-name="cf1" style:base-cell-address="Data_Sheet.AC9"/>
      <style:map style:condition="is-true-formula(msoxl:AND(NOT(ISBLANK(D6)),ISBLANK(E6)))" style:apply-style-name="cf1" style:base-cell-address="Data_Sheet.E6"/>
      <style:map style:condition="is-true-formula(msoxl:AND(NOT(ISBLANK(AB9)),ISBLANK(AC9)))" style:apply-style-name="cf1" style:base-cell-address="Data_Sheet.AC9"/>
    </style:style>
    <style:style style:name="ce16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17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  <style:style style:name="ce17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  <style:style style:name="ce17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</style:style>
    <style:style style:name="ce17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17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17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17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1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1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17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1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</style:style>
    <style:style style:name="ce1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1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1" style:base-cell-address="Data_Sheet.W7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1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</style:style>
    <style:style style:name="ce1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1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1" style:base-cell-address="Data_Sheet.V7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1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1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1" style:base-cell-address="Data_Sheet.V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1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1" style:base-cell-address="Data_Sheet.W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1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1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16">
            <text:p>Organisation name</text:p>
          </table:table-cell>
          <table:table-cell office:value-type="string" table:number-columns-spanned="1" table:number-rows-spanned="3" table:content-validation-name="val3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24">
            <text:p>Ministerial Department</text:p>
          </table:table-cell>
          <table:table-cell office:value-type="string" table:style-name="ce25">
            <text:p>Home Office</text:p>
          </table:table-cell>
          <table:table-cell office:value-type="float" office:value="5783" table:style-name="ce27">
            <text:p>5,783</text:p>
          </table:table-cell>
          <table:table-cell office:value-type="float" office:value="5309.37" table:style-name="ce29">
            <text:p>5,309</text:p>
          </table:table-cell>
          <table:table-cell office:value-type="float" office:value="10666" table:style-name="ce48">
            <text:p>10,666</text:p>
          </table:table-cell>
          <table:table-cell office:value-type="float" office:value="10127.969999999999" table:style-name="ce50">
            <text:p>10,128</text:p>
          </table:table-cell>
          <table:table-cell office:value-type="float" office:value="5969" table:style-name="ce52">
            <text:p>5,969</text:p>
          </table:table-cell>
          <table:table-cell office:value-type="float" office:value="5755.38" table:style-name="ce73">
            <text:p>5,755</text:p>
          </table:table-cell>
          <table:table-cell office:value-type="float" office:value="1822" table:style-name="ce75">
            <text:p>1,822</text:p>
          </table:table-cell>
          <table:table-cell office:value-type="float" office:value="1775.14" table:style-name="ce76">
            <text:p>1,775</text:p>
          </table:table-cell>
          <table:table-cell office:value-type="float" office:value="192" table:style-name="ce90">
            <text:p>192</text:p>
          </table:table-cell>
          <table:table-cell office:value-type="float" office:value="191.28" table:style-name="ce92">
            <text:p>191</text:p>
          </table:table-cell>
          <table:table-cell office:value-type="float" office:value="2" table:style-name="ce94">
            <text:p>2</text:p>
          </table:table-cell>
          <table:table-cell office:value-type="float" office:value="2" table:style-name="ce96">
            <text:p>2</text:p>
          </table:table-cell>
          <table:table-cell office:value-type="float" office:value="24434" table:content-validation-name="val3" table:style-name="ce97">
            <text:p>24,434</text:p>
          </table:table-cell>
          <table:table-cell office:value-type="float" office:value="23161.14" table:content-validation-name="val3" table:style-name="ce98">
            <text:p>23,161</text:p>
          </table:table-cell>
          <table:table-cell office:value-type="float" office:value="2561" table:style-name="ce126">
            <text:p>2,561</text:p>
          </table:table-cell>
          <table:table-cell office:value-type="float" office:value="2502.64" table:style-name="ce125">
            <text:p>2,503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2561" table:style-name="ce173">
            <text:p>2,561</text:p>
          </table:table-cell>
          <table:table-cell office:value-type="float" office:value="2502.64" table:style-name="ce179">
            <text:p>2,503</text:p>
          </table:table-cell>
          <table:table-cell office:value-type="float" office:value="26995" table:content-validation-name="val3" table:style-name="ce174">
            <text:p>26,995</text:p>
          </table:table-cell>
          <table:table-cell office:value-type="float" office:value="25663.78" table:content-validation-name="val3" table:style-name="ce175">
            <text:p>25,664</text:p>
          </table:table-cell>
          <table:table-cell office:value-type="currency" office:value="58235000" table:content-validation-name="val2" table:style-name="ce9">
            <text:p>£58,235,000.00</text:p>
          </table:table-cell>
          <table:table-cell office:value-type="currency" office:value="9181000" table:content-validation-name="val2" table:style-name="ce9">
            <text:p>£9,181,000.00</text:p>
          </table:table-cell>
          <table:table-cell office:value-type="currency" office:value="536000" table:content-validation-name="val2" table:style-name="ce9">
            <text:p>£536,000.00</text:p>
          </table:table-cell>
          <table:table-cell office:value-type="currency" office:value="697000" table:content-validation-name="val2" table:style-name="ce9">
            <text:p>£697,000.00</text:p>
          </table:table-cell>
          <table:table-cell office:value-type="currency" office:value="12604000" table:content-validation-name="val2" table:style-name="ce9">
            <text:p>£12,604,000.00</text:p>
          </table:table-cell>
          <table:table-cell office:value-type="currency" office:value="5665000" table:content-validation-name="val2" table:style-name="ce9">
            <text:p>£5,665,000.00</text:p>
          </table:table-cell>
          <table:table-cell office:value-type="currency" office:value="86918000" table:style-name="ce10">
            <text:p>£86,918,000.00</text:p>
          </table:table-cell>
          <table:table-cell office:value-type="currency" office:value="5754000" table:content-validation-name="val2" table:style-name="ce11">
            <text:p>£5,754,000.00</text:p>
          </table:table-cell>
          <table:table-cell office:value-type="currency" office:value="1444000" table:content-validation-name="val2" table:style-name="ce11">
            <text:p>£1,444,000.00</text:p>
          </table:table-cell>
          <table:table-cell office:value-type="currency" office:value="7198000" table:style-name="ce10">
            <text:p>£7,198,000.00</text:p>
          </table:table-cell>
          <table:table-cell office:value-type="currency" office:value="94116000" table:style-name="ce12">
            <text:p>£94,116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HM Passport Office</text:p>
          </table:table-cell>
          <table:table-cell office:value-type="string" table:style-name="ce24">
            <text:p>Executive Agency</text:p>
          </table:table-cell>
          <table:table-cell office:value-type="string" table:style-name="ce25">
            <text:p>Home Office</text:p>
          </table:table-cell>
          <table:table-cell office:value-type="float" office:value="2328" table:style-name="ce26">
            <text:p>2,328</text:p>
          </table:table-cell>
          <table:table-cell office:value-type="float" office:value="2002.55" table:style-name="ce28">
            <text:p>2,003</text:p>
          </table:table-cell>
          <table:table-cell office:value-type="float" office:value="838" table:style-name="ce49">
            <text:p>838</text:p>
          </table:table-cell>
          <table:table-cell office:value-type="float" office:value="753.56" table:style-name="ce51">
            <text:p>754</text:p>
          </table:table-cell>
          <table:table-cell office:value-type="float" office:value="424" table:style-name="ce53">
            <text:p>424</text:p>
          </table:table-cell>
          <table:table-cell office:value-type="float" office:value="411.81" table:style-name="ce72">
            <text:p>412</text:p>
          </table:table-cell>
          <table:table-cell office:value-type="float" office:value="94" table:style-name="ce74">
            <text:p>94</text:p>
          </table:table-cell>
          <table:table-cell office:value-type="float" office:value="93.09" table:style-name="ce77">
            <text:p>93</text:p>
          </table:table-cell>
          <table:table-cell office:value-type="float" office:value="5" table:style-name="ce91">
            <text:p>5</text:p>
          </table:table-cell>
          <table:table-cell office:value-type="float" office:value="5" table:style-name="ce93">
            <text:p>5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3689" table:content-validation-name="val3" table:style-name="ce121">
            <text:p>3,689</text:p>
          </table:table-cell>
          <table:table-cell office:value-type="float" office:value="3266.0099999999998" table:content-validation-name="val3" table:style-name="ce124">
            <text:p>3,266</text:p>
          </table:table-cell>
          <table:table-cell office:value-type="float" office:value="2" table:style-name="ce127">
            <text:p>2</text:p>
          </table:table-cell>
          <table:table-cell office:value-type="float" office:value="2" table:style-name="ce128">
            <text:p>2</text:p>
          </table:table-cell>
          <table:table-cell office:value-type="float" office:value="0" table:style-name="ce147">
            <text:p>0</text:p>
          </table:table-cell>
          <table:table-cell office:value-type="float" office:value="0" table:style-name="ce150">
            <text:p>0</text:p>
          </table:table-cell>
          <table:table-cell office:value-type="float" office:value="0" table:style-name="ce154">
            <text:p>0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78">
            <text:p>0</text:p>
          </table:table-cell>
          <table:table-cell office:value-type="float" office:value="2" table:style-name="ce121">
            <text:p>2</text:p>
          </table:table-cell>
          <table:table-cell office:value-type="float" office:value="2" table:style-name="ce124">
            <text:p>2</text:p>
          </table:table-cell>
          <table:table-cell office:value-type="float" office:value="3691" table:content-validation-name="val3" table:style-name="ce167">
            <text:p>3,691</text:p>
          </table:table-cell>
          <table:table-cell office:value-type="float" office:value="3268.0099999999998" table:content-validation-name="val3" table:style-name="ce176">
            <text:p>3,268</text:p>
          </table:table-cell>
          <table:table-cell office:value-type="currency" office:value="5952000" table:content-validation-name="val2" table:style-name="ce9">
            <text:p>£5,952,000.00</text:p>
          </table:table-cell>
          <table:table-cell office:value-type="currency" office:value="123000" table:content-validation-name="val2" table:style-name="ce9">
            <text:p>£123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065000" table:content-validation-name="val2" table:style-name="ce9">
            <text:p>£2,065,000.00</text:p>
          </table:table-cell>
          <table:table-cell office:value-type="currency" office:value="1049000" table:content-validation-name="val2" table:style-name="ce9">
            <text:p>£1,049,000.00</text:p>
          </table:table-cell>
          <table:table-cell office:value-type="currency" office:value="738000" table:content-validation-name="val2" table:style-name="ce9">
            <text:p>£738,000.00</text:p>
          </table:table-cell>
          <table:table-cell office:value-type="currency" office:value="9927000" table:style-name="ce10">
            <text:p>£9,927,000.00</text:p>
          </table:table-cell>
          <table:table-cell office:value-type="currency" office:value="113000" table:content-validation-name="val2" table:style-name="ce11">
            <text:p>£113,000.00</text:p>
          </table:table-cell>
          <table:table-cell office:value-type="currency" office:value="11000" table:content-validation-name="val2" table:style-name="ce11">
            <text:p>£11,000.00</text:p>
          </table:table-cell>
          <table:table-cell office:value-type="currency" office:value="124000" table:style-name="ce10">
            <text:p>£124,000.00</text:p>
          </table:table-cell>
          <table:table-cell office:value-type="currency" office:value="10051000" table:style-name="ce12">
            <text:p>£10,051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0">
            <text:p>Home Office</text:p>
          </table:table-cell>
          <table:table-cell office:value-type="float" office:value="273" table:style-name="ce22">
            <text:p>273</text:p>
          </table:table-cell>
          <table:table-cell office:value-type="float" office:value="245.22" table:style-name="ce43">
            <text:p>245</text:p>
          </table:table-cell>
          <table:table-cell office:value-type="float" office:value="201" table:style-name="ce45">
            <text:p>201</text:p>
          </table:table-cell>
          <table:table-cell office:value-type="float" office:value="190.27" table:style-name="ce46">
            <text:p>190</text:p>
          </table:table-cell>
          <table:table-cell office:value-type="float" office:value="239" table:style-name="ce60">
            <text:p>239</text:p>
          </table:table-cell>
          <table:table-cell office:value-type="float" office:value="228.61" table:style-name="ce62">
            <text:p>229</text:p>
          </table:table-cell>
          <table:table-cell office:value-type="float" office:value="35" table:style-name="ce64">
            <text:p>35</text:p>
          </table:table-cell>
          <table:table-cell office:value-type="float" office:value="33.299999999999997" table:style-name="ce85">
            <text:p>33</text:p>
          </table:table-cell>
          <table:table-cell office:value-type="float" office:value="6" table:style-name="ce87">
            <text:p>6</text:p>
          </table:table-cell>
          <table:table-cell office:value-type="float" office:value="5.97" table:style-name="ce88">
            <text:p>6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19">
            <text:p>4</text:p>
          </table:table-cell>
          <table:table-cell office:value-type="float" office:value="758" table:content-validation-name="val3" table:style-name="ce121">
            <text:p>758</text:p>
          </table:table-cell>
          <table:table-cell office:value-type="float" office:value="707.37" table:content-validation-name="val3" table:style-name="ce122">
            <text:p>707</text:p>
          </table:table-cell>
          <table:table-cell office:value-type="float" office:value="2" table:style-name="ce130">
            <text:p>2</text:p>
          </table:table-cell>
          <table:table-cell office:value-type="float" office:value="2" table:style-name="ce129">
            <text:p>2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86">
            <text:p>0</text:p>
          </table:table-cell>
          <table:table-cell office:value-type="float" office:value="18" table:style-name="ce191">
            <text:p>18</text:p>
          </table:table-cell>
          <table:table-cell office:value-type="float" office:value="18" table:style-name="ce190">
            <text:p>18</text:p>
          </table:table-cell>
          <table:table-cell office:value-type="float" office:value="20" table:style-name="ce121">
            <text:p>20</text:p>
          </table:table-cell>
          <table:table-cell office:value-type="float" office:value="20" table:style-name="ce169">
            <text:p>20</text:p>
          </table:table-cell>
          <table:table-cell office:value-type="float" office:value="778" table:content-validation-name="val3" table:style-name="ce167">
            <text:p>778</text:p>
          </table:table-cell>
          <table:table-cell office:value-type="float" office:value="727.37" table:content-validation-name="val3" table:style-name="ce164">
            <text:p>727</text:p>
          </table:table-cell>
          <table:table-cell office:value-type="currency" office:value="1451783.83" table:content-validation-name="val1" table:style-name="ce9">
            <text:p>£1,451,783.83</text:p>
          </table:table-cell>
          <table:table-cell office:value-type="currency" office:value="10726.19" table:content-validation-name="val1" table:style-name="ce9">
            <text:p>£10,726.19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74725.41" table:content-validation-name="val1" table:style-name="ce9">
            <text:p>£74,725.41</text:p>
          </table:table-cell>
          <table:table-cell office:value-type="currency" office:value="269852.73" table:content-validation-name="val1" table:style-name="ce9">
            <text:p>£269,852.73</text:p>
          </table:table-cell>
          <table:table-cell office:value-type="currency" office:value="109124.97" table:content-validation-name="val1" table:style-name="ce9">
            <text:p>£109,124.97</text:p>
          </table:table-cell>
          <table:table-cell office:value-type="currency" office:value="1916213.13" table:style-name="ce10">
            <text:p>£1,916,213.13</text:p>
          </table:table-cell>
          <table:table-cell office:value-type="currency" office:value="36438.31" table:content-validation-name="val2" table:style-name="ce9">
            <text:p>£36,438.31</text:p>
          </table:table-cell>
          <table:table-cell office:value-type="currency" office:value="809515.75" table:content-validation-name="val2" table:style-name="ce11">
            <text:p>£809,515.75</text:p>
          </table:table-cell>
          <table:table-cell office:value-type="currency" office:value="845954.06" table:style-name="ce10">
            <text:p>£845,954.06</text:p>
          </table:table-cell>
          <table:table-cell office:value-type="currency" office:value="2762167.19" table:style-name="ce12">
            <text:p>£2,762,167.19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43" table:style-name="ce23">
            <text:p>43</text:p>
          </table:table-cell>
          <table:table-cell office:value-type="float" office:value="41.29" table:style-name="ce42">
            <text:p>41</text:p>
          </table:table-cell>
          <table:table-cell office:value-type="float" office:value="57" table:style-name="ce44">
            <text:p>57</text:p>
          </table:table-cell>
          <table:table-cell office:value-type="float" office:value="56.25" table:style-name="ce47">
            <text:p>56</text:p>
          </table:table-cell>
          <table:table-cell office:value-type="float" office:value="438" table:style-name="ce61">
            <text:p>438</text:p>
          </table:table-cell>
          <table:table-cell office:value-type="float" office:value="431.53" table:style-name="ce63">
            <text:p>432</text:p>
          </table:table-cell>
          <table:table-cell office:value-type="float" office:value="44" table:style-name="ce65">
            <text:p>44</text:p>
          </table:table-cell>
          <table:table-cell office:value-type="float" office:value="43.5" table:style-name="ce84">
            <text:p>44</text:p>
          </table:table-cell>
          <table:table-cell office:value-type="float" office:value="5" table:style-name="ce86">
            <text:p>5</text:p>
          </table:table-cell>
          <table:table-cell office:value-type="float" office:value="5" table:style-name="ce89">
            <text:p>5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587" table:content-validation-name="val3" table:style-name="ce121">
            <text:p>587</text:p>
          </table:table-cell>
          <table:table-cell office:value-type="float" office:value="577.56999999999994" table:content-validation-name="val3" table:style-name="ce123">
            <text:p>578</text:p>
          </table:table-cell>
          <table:table-cell office:value-type="float" office:value="40" table:style-name="ce131">
            <text:p>40</text:p>
          </table:table-cell>
          <table:table-cell office:value-type="float" office:value="40" table:style-name="ce132">
            <text:p>40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35">
            <text:p>0</text:p>
          </table:table-cell>
          <table:table-cell office:value-type="float" office:value="1" table:style-name="ce138">
            <text:p>1</text:p>
          </table:table-cell>
          <table:table-cell office:value-type="float" office:value="1" table:style-name="ce187">
            <text:p>1</text:p>
          </table:table-cell>
          <table:table-cell office:value-type="float" office:value="0" table:style-name="ce188">
            <text:p>0</text:p>
          </table:table-cell>
          <table:table-cell office:value-type="float" office:value="0" table:style-name="ce189">
            <text:p>0</text:p>
          </table:table-cell>
          <table:table-cell office:value-type="float" office:value="41" table:style-name="ce121">
            <text:p>41</text:p>
          </table:table-cell>
          <table:table-cell office:value-type="float" office:value="41" table:style-name="ce170">
            <text:p>41</text:p>
          </table:table-cell>
          <table:table-cell office:value-type="float" office:value="628" table:content-validation-name="val3" table:style-name="ce167">
            <text:p>628</text:p>
          </table:table-cell>
          <table:table-cell office:value-type="float" office:value="618.56999999999994" table:content-validation-name="val3" table:style-name="ce165">
            <text:p>619</text:p>
          </table:table-cell>
          <table:table-cell office:value-type="currency" office:value="1586037" table:content-validation-name="val2" table:style-name="ce9">
            <text:p>£1,586,037.00</text:p>
          </table:table-cell>
          <table:table-cell office:value-type="currency" office:value="103140.73999999999" table:content-validation-name="val2" table:style-name="ce9">
            <text:p>£103,140.74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3993" table:content-validation-name="val2" table:style-name="ce9">
            <text:p>£23,993.00</text:p>
          </table:table-cell>
          <table:table-cell office:value-type="currency" office:value="299805.84999999998" table:content-validation-name="val2" table:style-name="ce9">
            <text:p>£299,805.85</text:p>
          </table:table-cell>
          <table:table-cell office:value-type="currency" office:value="141962.57" table:content-validation-name="val2" table:style-name="ce9">
            <text:p>£141,962.57</text:p>
          </table:table-cell>
          <table:table-cell office:value-type="currency" office:value="2154939.1599999997" table:style-name="ce10">
            <text:p>£2,154,939.16</text:p>
          </table:table-cell>
          <table:table-cell table:content-validation-name="val2" table:style-name="ce11"/>
          <table:table-cell office:value-type="currency" office:value="176000" table:content-validation-name="val2" table:style-name="ce11">
            <text:p>£176,000.00</text:p>
          </table:table-cell>
          <table:table-cell office:value-type="currency" office:value="176000" table:style-name="ce10">
            <text:p>£176,000.00</text:p>
          </table:table-cell>
          <table:table-cell office:value-type="currency" office:value="2330939.1599999997" table:style-name="ce12">
            <text:p>£2,330,939.16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12" table:style-name="ce38">
            <text:p>12</text:p>
          </table:table-cell>
          <table:table-cell office:value-type="float" office:value="10.5" table:style-name="ce40">
            <text:p>11</text:p>
          </table:table-cell>
          <table:table-cell office:value-type="float" office:value="8" table:style-name="ce55">
            <text:p>8</text:p>
          </table:table-cell>
          <table:table-cell office:value-type="float" office:value="7" table:style-name="ce57">
            <text:p>7</text:p>
          </table:table-cell>
          <table:table-cell office:value-type="float" office:value="38" table:style-name="ce67">
            <text:p>38</text:p>
          </table:table-cell>
          <table:table-cell office:value-type="float" office:value="37.5" table:style-name="ce69">
            <text:p>38</text:p>
          </table:table-cell>
          <table:table-cell office:value-type="float" office:value="2" table:style-name="ce79">
            <text:p>2</text:p>
          </table:table-cell>
          <table:table-cell office:value-type="float" office:value="1.8" table:style-name="ce81">
            <text:p>2</text:p>
          </table:table-cell>
          <table:table-cell office:value-type="float" office:value="1" table:style-name="ce100">
            <text:p>1</text:p>
          </table:table-cell>
          <table:table-cell office:value-type="float" office:value="0.6" table:style-name="ce102">
            <text:p>1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118">
            <text:p>0</text:p>
          </table:table-cell>
          <table:table-cell office:value-type="float" office:value="61" table:content-validation-name="val3" table:style-name="ce121">
            <text:p>61</text:p>
          </table:table-cell>
          <table:table-cell office:value-type="float" office:value="57.4" table:content-validation-name="val3" table:style-name="ce113">
            <text:p>57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44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81">
            <text:p>0</text:p>
          </table:table-cell>
          <table:table-cell office:value-type="float" office:value="0" table:style-name="ce184">
            <text:p>0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71">
            <text:p>0</text:p>
          </table:table-cell>
          <table:table-cell office:value-type="float" office:value="61" table:content-validation-name="val3" table:style-name="ce167">
            <text:p>61</text:p>
          </table:table-cell>
          <table:table-cell office:value-type="float" office:value="57.4" table:content-validation-name="val3" table:style-name="ce166">
            <text:p>57</text:p>
          </table:table-cell>
          <table:table-cell office:value-type="currency" office:value="165817" table:content-validation-name="val2" table:style-name="ce9">
            <text:p>£165,817.00</text:p>
          </table:table-cell>
          <table:table-cell office:value-type="currency" office:value="35" table:content-validation-name="val2" table:style-name="ce9">
            <text:p>£35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9007" table:content-validation-name="val2" table:style-name="ce9">
            <text:p>£29,007.00</text:p>
          </table:table-cell>
          <table:table-cell office:value-type="currency" office:value="13458" table:content-validation-name="val2" table:style-name="ce9">
            <text:p>£13,458.00</text:p>
          </table:table-cell>
          <table:table-cell office:value-type="currency" office:value="208317" table:style-name="ce10">
            <text:p>£208,317.00</text:p>
          </table:table-cell>
          <table:table-cell table:content-validation-name="val2" table:style-name="ce9"/>
          <table:table-cell table:content-validation-name="val2" table:style-name="ce9"/>
          <table:table-cell office:value-type="currency" office:value="0" table:style-name="ce10">
            <text:p>£0.00</text:p>
          </table:table-cell>
          <table:table-cell office:value-type="currency" office:value="208317" table:style-name="ce12">
            <text:p>£208,317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32">
            <text:p>Executive Non-Departmental Public Body</text:p>
          </table:table-cell>
          <table:table-cell office:value-type="string" table:style-name="ce34">
            <text:p>Home Office</text:p>
          </table:table-cell>
          <table:table-cell office:value-type="float" office:value="31" table:style-name="ce36">
            <text:p>31</text:p>
          </table:table-cell>
          <table:table-cell office:value-type="float" office:value="30.4" table:style-name="ce39">
            <text:p>30</text:p>
          </table:table-cell>
          <table:table-cell office:value-type="float" office:value="56" table:style-name="ce54">
            <text:p>56</text:p>
          </table:table-cell>
          <table:table-cell office:value-type="float" office:value="56" table:style-name="ce58">
            <text:p>56</text:p>
          </table:table-cell>
          <table:table-cell office:value-type="float" office:value="43" table:style-name="ce66">
            <text:p>43</text:p>
          </table:table-cell>
          <table:table-cell office:value-type="float" office:value="42.4" table:style-name="ce70">
            <text:p>42</text:p>
          </table:table-cell>
          <table:table-cell office:value-type="float" office:value="22" table:style-name="ce78">
            <text:p>22</text:p>
          </table:table-cell>
          <table:table-cell office:value-type="float" office:value="21.3" table:style-name="ce82">
            <text:p>21</text:p>
          </table:table-cell>
          <table:table-cell office:value-type="float" office:value="4" table:style-name="ce99">
            <text:p>4</text:p>
          </table:table-cell>
          <table:table-cell office:value-type="float" office:value="4" table:style-name="ce103">
            <text:p>4</text:p>
          </table:table-cell>
          <table:table-cell office:value-type="float" office:value="6" table:style-name="ce107">
            <text:p>6</text:p>
          </table:table-cell>
          <table:table-cell office:value-type="float" office:value="0.48" table:style-name="ce111">
            <text:p>0</text:p>
          </table:table-cell>
          <table:table-cell office:value-type="float" office:value="162" table:content-validation-name="val3" table:style-name="ce121">
            <text:p>162</text:p>
          </table:table-cell>
          <table:table-cell office:value-type="float" office:value="154.58000000000001" table:content-validation-name="val3" table:style-name="ce114">
            <text:p>155</text:p>
          </table:table-cell>
          <table:table-cell office:value-type="float" office:value="4" table:style-name="ce117">
            <text:p>4</text:p>
          </table:table-cell>
          <table:table-cell office:value-type="float" office:value="4" table:style-name="ce141">
            <text:p>4</text:p>
          </table:table-cell>
          <table:table-cell office:value-type="float" office:value="11" table:style-name="ce145">
            <text:p>11</text:p>
          </table:table-cell>
          <table:table-cell office:value-type="float" office:value="10.4" table:style-name="ce157">
            <text:p>10</text:p>
          </table:table-cell>
          <table:table-cell office:value-type="float" office:value="0" table:style-name="ce163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0" table:style-name="ce185">
            <text:p>0</text:p>
          </table:table-cell>
          <table:table-cell office:value-type="float" office:value="0" table:style-name="ce182">
            <text:p>0</text:p>
          </table:table-cell>
          <table:table-cell office:value-type="float" office:value="15" table:style-name="ce121">
            <text:p>15</text:p>
          </table:table-cell>
          <table:table-cell office:value-type="float" office:value="14.4" table:style-name="ce172">
            <text:p>14</text:p>
          </table:table-cell>
          <table:table-cell office:value-type="float" office:value="177" table:content-validation-name="val3" table:style-name="ce167">
            <text:p>177</text:p>
          </table:table-cell>
          <table:table-cell office:value-type="float" office:value="168.98000000000002" table:content-validation-name="val3" table:style-name="ce168">
            <text:p>169</text:p>
          </table:table-cell>
          <table:table-cell office:value-type="currency" office:value="458096.95" table:content-validation-name="val1" table:style-name="ce9">
            <text:p>£458,096.95</text:p>
          </table:table-cell>
          <table:table-cell office:value-type="currency" office:value="49884.84" table:content-validation-name="val1" table:style-name="ce9">
            <text:p>£49,884.84</text:p>
          </table:table-cell>
          <table:table-cell office:value-type="currency" office:value="6500" table:content-validation-name="val2" table:style-name="ce9">
            <text:p>£6,500.00</text:p>
          </table:table-cell>
          <table:table-cell office:value-type="currency" office:value="1492.42" table:content-validation-name="val1" table:style-name="ce9">
            <text:p>£1,492.42</text:p>
          </table:table-cell>
          <table:table-cell office:value-type="currency" office:value="92585.91" table:content-validation-name="val1" table:style-name="ce9">
            <text:p>£92,585.91</text:p>
          </table:table-cell>
          <table:table-cell office:value-type="currency" office:value="45428.9" table:content-validation-name="val1" table:style-name="ce9">
            <text:p>£45,428.90</text:p>
          </table:table-cell>
          <table:table-cell office:value-type="currency" office:value="653989.02" table:style-name="ce10">
            <text:p>£653,989.02</text:p>
          </table:table-cell>
          <table:table-cell office:value-type="currency" office:value="158242.68" table:content-validation-name="val1" table:style-name="ce11">
            <text:p>£158,242.68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158242.68" table:style-name="ce10">
            <text:p>£158,242.68</text:p>
          </table:table-cell>
          <table:table-cell office:value-type="currency" office:value="812231.7" table:style-name="ce12">
            <text:p>£812,231.7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Gangmaster Licensing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5">
            <text:p>Home Office</text:p>
          </table:table-cell>
          <table:table-cell office:value-type="float" office:value="5" table:style-name="ce37">
            <text:p>5</text:p>
          </table:table-cell>
          <table:table-cell office:value-type="float" office:value="5" table:style-name="ce41">
            <text:p>5</text:p>
          </table:table-cell>
          <table:table-cell office:value-type="float" office:value="9" table:style-name="ce56">
            <text:p>9</text:p>
          </table:table-cell>
          <table:table-cell office:value-type="float" office:value="8.0500000000000007" table:style-name="ce59">
            <text:p>8</text:p>
          </table:table-cell>
          <table:table-cell office:value-type="float" office:value="50" table:style-name="ce68">
            <text:p>50</text:p>
          </table:table-cell>
          <table:table-cell office:value-type="float" office:value="49.86" table:style-name="ce71">
            <text:p>50</text:p>
          </table:table-cell>
          <table:table-cell office:value-type="float" office:value="2" table:style-name="ce80">
            <text:p>2</text:p>
          </table:table-cell>
          <table:table-cell office:value-type="float" office:value="1.59" table:style-name="ce83">
            <text:p>2</text:p>
          </table:table-cell>
          <table:table-cell office:value-type="float" office:value="1" table:style-name="ce101">
            <text:p>1</text:p>
          </table:table-cell>
          <table:table-cell office:value-type="float" office:value="1" table:style-name="ce104">
            <text:p>1</text:p>
          </table:table-cell>
          <table:table-cell office:value-type="float" office:value="0" table:style-name="ce105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67" table:content-validation-name="val3" table:style-name="ce14">
            <text:p>67</text:p>
          </table:table-cell>
          <table:table-cell office:value-type="float" office:value="65.5" table:content-validation-name="val3" table:style-name="ce14">
            <text:p>66</text:p>
          </table:table-cell>
          <table:table-cell office:value-type="float" office:value="0" table:style-name="ce115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80">
            <text:p>0</text:p>
          </table:table-cell>
          <table:table-cell office:value-type="float" office:value="0" table:style-name="ce18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67" table:content-validation-name="val3" table:style-name="ce15">
            <text:p>67</text:p>
          </table:table-cell>
          <table:table-cell office:value-type="float" office:value="65.5" table:content-validation-name="val3" table:style-name="ce15">
            <text:p>66</text:p>
          </table:table-cell>
          <table:table-cell office:value-type="currency" office:value="163525.42000000001" table:content-validation-name="val2" table:style-name="ce9">
            <text:p>£163,525.42</text:p>
          </table:table-cell>
          <table:table-cell office:value-type="currency" office:value="8283.23" table:content-validation-name="val2" table:style-name="ce9">
            <text:p>£8,283.23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0832.03" table:content-validation-name="val2" table:style-name="ce9">
            <text:p>£30,832.03</text:p>
          </table:table-cell>
          <table:table-cell office:value-type="currency" office:value="14024.38" table:content-validation-name="val2" table:style-name="ce9">
            <text:p>£14,024.38</text:p>
          </table:table-cell>
          <table:table-cell office:value-type="currency" office:value="216665.06000000003" table:style-name="ce10">
            <text:p>£216,665.06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16665.06000000003" table:style-name="ce12">
            <text:p>£216,665.06</text:p>
          </table:table-cell>
          <table:table-cell table:content-validation-name="val3" table:style-name="ce13"/>
          <table:table-cell table:number-columns-repeated="16343"/>
        </table:table-row>
        <table:table-row table:number-rows-repeated="104856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Tony Millet</dc:creator>
    <meta:creation-date>2012-07-18T14:50:11Z</meta:creation-date>
    <dc:date>2015-03-13T10:14:42Z</dc:date>
  </office:meta>
</office:document-meta>
</file>